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Footnote">
      <style:text-properties officeooo:paragraph-rsid="0faa1a72" fo:background-color="transparent"/>
    </style:style>
    <style:style style:name="P72" style:family="paragraph" style:parent-style-name="Standard">
      <style:text-properties officeooo:paragraph-rsid="0fbc3d29"/>
    </style:style>
    <style:style style:name="P73" style:family="paragraph" style:parent-style-name="Standard">
      <style:text-properties officeooo:paragraph-rsid="0fc6bee0"/>
    </style:style>
    <style:style style:name="P74" style:family="paragraph" style:parent-style-name="Standard">
      <style:text-properties officeooo:paragraph-rsid="0fd6edde"/>
    </style:style>
    <style:style style:name="P75" style:family="paragraph" style:parent-style-name="Footnote">
      <style:text-properties officeooo:paragraph-rsid="0fe5d76c"/>
    </style:style>
    <style:style style:name="P76" style:family="paragraph" style:parent-style-name="Footnote">
      <style:text-properties officeooo:paragraph-rsid="0fdc6c0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96de95"/>
    </style:style>
    <style:style style:name="T210" style:family="text">
      <style:text-properties officeooo:rsid="0fad59bb"/>
    </style:style>
    <style:style style:name="T21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7">Checklist for installing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9"><text:note text:id="ftn1" text:note-class="footnote"><text:note-citation>1</text:note-citation><text:note-body><text:p text:style-name="P66"><text:span text:style-name="T126">LTS stands for Long-Term Support, and this April </text:span><text:span text:style-name="Strong_20_Emphasis"><text:span text:style-name="T70"><text:user-field-get style:data-style-name="N0" text:name="Releaseyear">2022</text:user-field-get></text:span></text:span><text:span text:style-name="T128"><text:s/></text:span><text:span text:style-name="Strong_20_Emphasis"><text:span text:style-name="T131"><text:user-field-get text:name="Distro">Ubuntu</text:user-field-get></text:span></text:span><text:span text:style-name="T127"><text:s/></text:span><text:span text:style-name="T132"><text:user-field-get text:name="Version">22.04 LTS</text:user-field-get></text:span><text:span text:style-name="T132"><text:s/></text:span><text:span text:style-name="Strong_20_Emphasis"><text:span text:style-name="T133"><text:user-field-get text:name="Edition">Server</text:user-field-get></text:span></text:span><text:span text:style-name="T126"><text:s/>(codenamed </text:span><text:span text:style-name="T130">j</text:span><text:span text:style-name="T126">ammy) will be </text:span><text:span text:style-name="T129">supported</text:span><text:span text:style-name="T126"> for five years until April 2027.</text:span></text:p></text:note-body></text:note></text:span></text:span><text:span text:style-name="Strong_20_Emphasis"><text:span text:style-name="T100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6"/>
      <text:p text:style-name="P7"><text:span text:style-name="T112">Fill in the </text:span><text:span text:style-name="Strong_20_Emphasis"><text:span text:style-name="T68"><text:s/></text:span></text:span><text:span text:style-name="Strong_20_Emphasis"><text:span text:style-name="T42">text box</text:span></text:span><text:span text:style-name="T112"> behind the </text:span><text:span text:style-name="T120">underlined</text:span><text:span text:style-name="T113"> </text:span><text:span text:style-name="T112">words, see [explanation]:</text:span></text:p>
      <text:p text:style-name="P5"><text:span text:style-name="Definition"><text:span text:style-name="T207">user</text:span></text:span><text:span text:style-name="T161"><text:tab/><text:tab/></text:span><text:span text:style-name="T171"> <text:tab/><text:tab/><text:tab/></text:span><text:span text:style-name="T162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62"><text:tab/></text:span><text:span text:style-name="T163">[</text:span><text:span text:style-name="T164">f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78">a</text:span><text:span text:style-name="T173">n </text:span><text:span text:style-name="T178">Jansen</text:span><text:span text:style-name="T179">]</text:span></text:p>
      <text:p text:style-name="P50"><text:span text:style-name="Definition"><text:span text:style-name="T177">USER</text:span></text:span><text:span text:style-name="Definition"><text:span text:style-name="T206">na</text:span></text:span><text:span text:style-name="Definition"><text:span text:style-name="T208">me</text:span></text:span><text:span text:style-name="T176"><text:tab/><text:tab/><text:tab/></text:span><text:span text:style-name="T176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8">a</text:span><text:span text:style-name="T107">n</text:span><text:span text:style-name="T109">]</text:span></text:p>
      <text:p text:style-name="P4"><text:span text:style-name="Definition"><text:span text:style-name="T209">serv</text:span></text:span><text:span text:style-name="Definition"><text:span text:style-name="T206">ERNA</text:span></text:span><text:span text:style-name="Definition"><text:span text:style-name="T208">me</text:span></text:span><text:span text:style-name="T180"><text:tab/><text:tab/></text:span><text:span text:style-name="T206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6"><text:tab/></text:span><text:span text:style-name="T181">[</text:span><text:span text:style-name="T182">na</text:span><text:span text:style-name="T186">me of the</text:span><text:span text:style-name="T182"> </text:span><text:span text:style-name="T187">server</text:span><text:span text:style-name="T183">, </text:span><text:span text:style-name="T186">e.g.</text:span><text:span text:style-name="T184"> </text:span><text:span text:style-name="T187">sv</text:span><text:span text:style-name="T185">02</text:span><text:span text:style-name="T181">]</text:span></text:p>
      <text:p text:style-name="P9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62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62"><text:tab/></text:span><text:span text:style-name="T163">[</text:span><text:span text:style-name="T165">full </text:span><text:span text:style-name="T166">na</text:span><text:span text:style-name="T167">me</text:span><text:span text:style-name="T166"> possibly </text:span><text:span text:style-name="T168">addit</text:span><text:span text:style-name="T170">i</text:span><text:span text:style-name="T168">onal </text:span><text:span text:style-name="T169">user</text:span><text:span text:style-name="T175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5"><text:tab/><text:tab/><text:tab/></text:span></text:span><text:span text:style-name="T176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6"><text:tab/></text:span><text:span text:style-name="T193">[</text:span><text:span text:style-name="T194">user</text:span><text:span text:style-name="T192"> </text:span><text:span text:style-name="T197">na</text:span><text:span text:style-name="T198">me</text:span><text:span text:style-name="T197"> possibly </text:span><text:span text:style-name="T199">addit</text:span><text:span text:style-name="T201">i</text:span><text:span text:style-name="T199">onal </text:span><text:span text:style-name="T200">user</text:span><text:span text:style-name="T196">]</text:span></text:p>
      <text:p text:style-name="P6"><text:span text:style-name="T110">Replace the </text:span><text:span text:style-name="T119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0">.</text:span></text:p>
      <text:p text:style-name="P37"/>
      <text:p text:style-name="P37"/>
      <text:p text:style-name="P8"><text:span text:style-name="T117">New installation?</text:span><text:span text:style-name="T111"><text:tab/></text:span><text:span text:style-name="T115"></text:span><text:span text:style-name="T116"><text:tab/>Start at chapter</text:span><text:span text:style-name="T111"> </text:span><text:span text:style-name="T117"><text:bookmark-ref text:reference-format="page" text:ref-name="__RefNumPara__4009_1271708128">2</text:bookmark-ref></text:span><text:span text:style-name="T111"><text:s text:c="2"/></text:span><text:span text:style-name="T118"><text:bookmark-ref text:reference-format="text" text:ref-name="__RefNumPara__4009_1271708128">Perform installation</text:bookmark-ref></text:span><text:span text:style-name="T114">.</text:span></text:p>
      <text:p text:style-name="P22"/>
      <text:p text:style-name="P22"/>
      <text:list xml:id="list847611764" text:style-name="L1">
        <text:list-item>
          <text:p text:style-name="P79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1">Login any additional </text:span></text:span><text:span text:style-name="Definition"><text:span text:style-name="T205">USER</text:span></text:span><text:span text:style-name="User_20_Entry"><text:span text:style-name="T75">s</text:span></text:span><text:span text:style-name="User_20_Entry"><text:span text:style-name="T79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82156776063866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21">Boot the computer from</text:span><text:span text:style-name="T125"><text:note text:id="ftn4" text:note-class="footnote"><text:note-citation>1</text:note-citation><text:note-body><text:p text:style-name="P71"><text:span text:style-name="T85">Boot menu/Setup via one of the </text:span><text:span text:style-name="T86">f</text:span><text:span text:style-name="T85">requently used keys:</text:span> Esc, Delete, F1, F2, <text:span text:style-name="T211">F9, </text:span>F10, F11, or F12.</text:p></text:note-body></text:note></text:span><text:span text:style-name="T121"> an</text:span><text:span text:style-name="T123"> </text:span><text:span text:style-name="Strong_20_Emphasis"><text:span text:style-name="T105"><text:user-field-get text:name="Distro">Ubuntu</text:user-field-get></text:span></text:span><text:span text:style-name="T124"><text:s/></text:span><text:span text:style-name="T106"><text:user-field-get text:name="Version">22.04 LTS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6">From a Live USB stick o</text:span><text:span text:style-name="T18">r</text:span><text:span text:style-name="T16"> DVD</text:span><text:span text:style-name="T17"> </text:span><text:span text:style-name="T16">you can boot and work with 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T16">without modifying any files on the hard drive and also allows installation of </text:span><text:span text:style-name="Strong_20_Emphasis"><text:span text:style-name="T131"><text:user-field-get text:name="Distro">Ubuntu</text:user-field-get></text:span></text:span><text:span text:style-name="Strong_20_Emphasis"><text:span text:style-name="T131">.</text:span></text:span></text:p></text:note-body></text:note></text:span><text:span text:style-name="T121"> USB stick</text:span><text:span text:style-name="T62"><text:note text:id="ftn6" text:note-class="footnote"><text:note-citation>3</text:note-citation><text:note-body><text:p text:style-name="P76"><text:span text:style-name="Strong_20_Emphasis"><text:span text:style-name="T72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2">releases.ubuntu.com</text:span></text:span></text:a><text:span text:style-name="Strong_20_Emphasis"><text:span text:style-name="T73">,</text:span></text:span><text:span text:style-name="Strong_20_Emphasis"><text:span text:style-name="T72"> click </text:span></text:span><text:span text:style-name="Strong_20_Emphasis"><text:span text:style-name="T78"><text:user-field-get text:name="Distro">Ubuntu</text:user-field-get></text:span></text:span><text:span text:style-name="Strong_20_Emphasis"><text:span text:style-name="T78"><text:s/></text:span></text:span><text:span text:style-name="Strong_20_Emphasis"><text:span text:style-name="T78"><text:user-field-get text:name="Version">22.04 LTS</text:user-field-get></text:span></text:span><text:span text:style-name="Strong_20_Emphasis"><text:span text:style-name="T76"><text:s/>(Jammy Jellyfish)</text:span></text:span><text:span text:style-name="Strong_20_Emphasis"><text:span text:style-name="T72">, and then click </text:span></text:span><text:span text:style-name="Strong_20_Emphasis"><text:span text:style-name="T74">behind </text:span></text:span><text:span text:style-name="Strong_20_Emphasis"><text:span text:style-name="T77">Server install image</text:span></text:span><text:span text:style-name="Strong_20_Emphasis"><text:span text:style-name="T74"> on</text:span></text:span><text:span text:style-name="Strong_20_Emphasis"><text:span text:style-name="T72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72">.</text:span></text:span></text:p><text:p text:style-name="P75"><text:span text:style-name="Strong_20_Emphasis"><text:span text:style-name="T72"><text:tab/></text:span></text:span><text:span text:style-name="Strong_20_Emphasis"><text:span text:style-name="T84">The next steps are described in </text:span></text:span><text:span text:style-name="Strong_20_Emphasis"><text:span text:style-name="T82">Linux informati</text:span></text:span><text:span text:style-name="Strong_20_Emphasis"><text:span text:style-name="T83">on</text:span></text:span><text:span text:style-name="Strong_20_Emphasis"><text:span text:style-name="T8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84">, under </text:span></text:span><text:span text:style-name="Strong_20_Emphasis"><text:span text:style-name="T82">Linux</text:span></text:span><text:span text:style-name="Strong_20_Emphasis"><text:span text:style-name="T84">.</text:span></text:span></text:p></text:note-body></text:note></text:span><text:span text:style-name="T62"> </text:span><text:span text:style-name="T63">o</text:span><text:span text:style-name="T65">r</text:span><text:span text:style-name="T63"> </text:span><text:span text:style-name="T64">DVD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7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2">Follow the instructions on the </text:span></text:span><text:span text:style-name="Strong_20_Emphasis"><text:span text:style-name="T93">installation </text:span></text:span><text:span text:style-name="Strong_20_Emphasis"><text:span text:style-name="T92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8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1">At</text:span><text:span text:style-name="T140"> </text:span><text:span text:style-name="Strong_20_Emphasis"><text:span text:style-name="T144">Profile setup</text:span></text:span><text:span text:style-name="Strong_20_Emphasis"><text:span text:style-name="T138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49">Enter</text:span><text:span text:style-name="T145"> </text:span><text:span text:style-name="Strong_20_Emphasis"><text:span text:style-name="T144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4">me</text:span></text:span><text:span text:style-name="Strong_20_Emphasis"><text:span text:style-name="T151"> </text:span></text:span><text:span text:style-name="Definition"><text:span text:style-name="T4">user</text:span></text:span><text:span text:style-name="Strong_20_Emphasis"><text:span text:style-name="T152">, <text:line-break/></text:span></text:span><text:span text:style-name="Strong_20_Emphasis"><text:span text:style-name="T144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1">,<text:line-break/></text:span></text:span><text:span text:style-name="Strong_20_Emphasis"><text:span text:style-name="T148">Pick a username</text:span></text:span><text:span text:style-name="Strong_20_Emphasis"><text:span text:style-name="T151"> </text:span></text:span><text:span text:style-name="Definition"><text:span text:style-name="T4">username</text:span></text:span><text:span text:style-name="Strong_20_Emphasis"><text:span text:style-name="T151">, </text:span></text:span><text:span text:style-name="Strong_20_Emphasis"><text:span text:style-name="T153">and</text:span></text:span><text:span text:style-name="Strong_20_Emphasis"><text:span text:style-name="T151"><text:line-break/></text:span></text:span><text:span text:style-name="Strong_20_Emphasis"><text:span text:style-name="T139">enter a </text:span></text:span><text:span text:style-name="Strong_20_Emphasis"><text:span text:style-name="T142">password</text:span></text:span><text:span text:style-name="Strong_20_Emphasis"><text:span text:style-name="T139"> twice</text:span></text:span><text:span text:style-name="Strong_20_Emphasis"><text:span text:style-name="T150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82157885549816" text:continue-numbering="true" text:style-name="L1">
        <text:list-item>
          <text:p text:style-name="P78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89">wget karelzimmer.nl/</text:span></text:span><text:span text:style-name="User_20_Entry"><text:span text:style-name="T90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1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3</text:span></text:span><text:span text:style-name="Strong_20_Emphasis"><text:span text:style-name="T94"> <text:s/></text:span></text:span><text:span text:style-name="Strong_20_Emphasis"><text:span text:style-name="T95">Finish installatio</text:span></text:span><text:span text:style-name="Strong_20_Emphasis"><text:span text:style-name="T96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40"><text:span text:style-name="Strong_20_Emphasis"><text:span text:style-name="T35"/></text:span></text:p>
      <text:p text:style-name="P41"><text:span text:style-name="Strong_20_Emphasis"><text:span text:style-name="T32"/></text:span></text:p>
      <text:list xml:id="list82157830798386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3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54"><text:span text:style-name="User_20_Entry"><text:span text:style-name="T88">Login any additional </text:span></text:span><text:span text:style-name="Definition"><text:span text:style-name="T204">USER</text:span></text:span><text:span text:style-name="User_20_Entry"><text:span text:style-name="T87">s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6">End of checklist,</text:span><text:span text:style-name="T137"> </text:span><text:span text:style-name="Strong_20_Emphasis"><text:span text:style-name="T103"><text:user-field-get text:name="Distro">Ubuntu</text:user-field-get></text:span></text:span><text:span text:style-name="T135"><text:s/></text:span><text:span text:style-name="T134"><text:user-field-get text:name="Version">22.04 LTS</text:user-field-get></text:span><text:span text:style-name="Strong_20_Emphasis"><text:span text:style-name="T104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6"><text:s/></text:span></text:span><text:span text:style-name="T136">installation is complete.</text:span></text:p>
      <text:p text:style-name="P15"/>
      <text:p text:style-name="P10"><text:span text:style-name="Emphasis"><text:span text:style-name="T158">Written</text:span></text:span><text:span text:style-name="Emphasis"><text:span text:style-name="T156"> </text:span></text:span><text:span text:style-name="Emphasis"><text:span text:style-name="T158">by</text:span></text:span><text:span text:style-name="Emphasis"><text:span text:style-name="T1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7">Karel Zimmer</text:span></text:span></text:a><text:span text:style-name="Emphasis"><text:span text:style-name="T156">, </text:span></text:span><text:a xlink:type="simple" xlink:href="https://creativecommons.org/publicdomain/zero/1.0" text:style-name="Internet_20_link" text:visited-style-name="Visited_20_Internet_20_Link"><text:span text:style-name="Emphasis"><text:span text:style-name="T159">CC0 1.0 Universal</text:span></text:span></text:a><text:span text:style-name="Emphasis"><text:span text:style-name="T156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9T08:21:56.037752316">09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1:55.661772221</dc:date>
    <meta:keyword>Installatie</meta:keyword>
    <meta:keyword>Checklist</meta:keyword>
    <meta:keyword>Linux</meta:keyword>
    <meta:editing-cycles>6821</meta:editing-cycles>
    <meta:editing-duration>P11DT23H4M50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15" meta:character-count="2627" meta:non-whitespace-character-count="2240"/>
    <meta:user-defined meta:name="Info 1"/>
    <meta:user-defined meta:name="Info 2"/>
    <meta:user-defined meta:name="Info 3"/>
    <meta:user-defined meta:name="Info 4"/>
  </office:meta>
</office:document-meta>
</file>